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8_09-37-57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1 E-139-34-49.76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8_11-17-43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18 E-139-34-49.65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1-08_18-54-08_000.jpg</text:p>
          </table:table-cell>
          <table:table-cell table:style-name="ce14" office:value-type="string">
            <text:p>:m music / log / gt / || s.1:f-101.n,score+,k.D+5+6+7;A+2+3,R=2 || s.2:fs-1,score~,R=1 || s.3:p-1,r,score~ || s.4:et-6,r,patt-28(1),t.60,R=3</text:p>
          </table:table-cell>
          <table:table-cell table:style-name="ce28"/>
          <table:table-cell table:style-name="ce3"/>
          <table:table-cell table:style-name="ce3" office:value-type="string">
            <text:p>N-35-35-28.92 E-139-34-49.54</text:p>
          </table:table-cell>
          <table:table-cell table:style-name="ce29" table:formula="of:=IF([.E4]=&quot;&quot;;[.C4];CONCATENATE([.C4];&quot; / &quot;;[.E4]))" office:value-type="string" office:string-value=":m music / log / gt / || s.1:f-101.n,score+,k.D+5+6+7;A+2+3,R=2 || s.2:fs-1,score~,R=1 || s.3:p-1,r,score~ || s.4:et-6,r,patt-28(1),t.60,R=3">
            <text:p>:m music / log / gt / || s.1:f-101.n,score+,k.D+5+6+7;A+2+3,R=2 || s.2:fs-1,score~,R=1 || s.3:p-1,r,score~ || s.4:et-6,r,patt-28(1),t.60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08_20-51-52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9_01-31-06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20"/>
          <table:table-cell table:style-name="ce3"/>
          <table:table-cell table:style-name="ce3" office:value-type="string">
            <text:p>N-35-35-28.24 E-139-34-49.71</text:p>
          </table:table-cell>
          <table:table-cell table:style-name="ce29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9_01-35-49_000.jpg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style-name="ce3"/>
          <table:table-cell table:style-name="ce3" office:value-type="string">
            <text:p>N-35-35-28.61 E-139-34-49.27</text:p>
          </table:table-cell>
          <table:table-cell table:style-name="ce29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9_06-24-46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68 E-139-34-49.49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9_07-48-39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9-02_10-43-22_000.m4a</text:p>
          </table:table-cell>
          <table:table-cell table:style-name="ce6" office:value-type="string">
            <text:p>:VOICE-MEMO / @ペガスス、母屋 / 記録 / kb,keyboard / 演奏、play / k-2018-0902-1 / k.F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ペガスス、母屋 / 記録 / kb,keyboard / 演奏、play / k-2018-0902-1 / k.F">
            <text:p>:VOICE-MEMO / @ペガスス、母屋 / 記録 / kb,keyboard / 演奏、play / k-2018-0902-1 / k.F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9-02_10-43-22_001.m4a</text:p>
          </table:table-cell>
          <table:table-cell table:style-name="ce16" office:value-type="string">
            <text:p>:VOICE-MEMO / @自宅 / 記録 / 母親との会話 / 順が生まれる頃のこと、財布を忘れる / memo-id=TSTQ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記録 / 母親との会話 / 順が生まれる頃のこと、財布を忘れる / memo-id=TSTQ">
            <text:p>:VOICE-MEMO / @自宅 / 記録 / 母親との会話 / 順が生まれる頃のこと、財布を忘れる / memo-id=TSTQ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9-02_10-43-22_002.m4a</text:p>
          </table:table-cell>
          <table:table-cell table:style-name="ce16" office:value-type="string">
            <text:p>:VOICE-MEMO / @自宅 / 記録 / 母親との会話 / 順が生まれる頃のこと、財布を忘れる / memo-id=TSTQ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記録 / 母親との会話 / 順が生まれる頃のこと、財布を忘れる / memo-id=TSTQ">
            <text:p>:VOICE-MEMO / @自宅 / 記録 / 母親との会話 / 順が生まれる頃のこと、財布を忘れる / memo-id=TSTQ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9-02_10-43-22_003.m4a</text:p>
          </table:table-cell>
          <table:table-cell table:style-name="ce16" office:value-type="string">
            <text:p>:VOICE-MEMO / @自宅 / 記録 / 母親との会話 / 入院、保証人 / memo-id=TSTQ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記録 / 母親との会話 / 入院、保証人 / memo-id=TSTQ">
            <text:p>:VOICE-MEMO / @自宅 / 記録 / 母親との会話 / 入院、保証人 / memo-id=TSTQ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9-02_10-43-22_004.m4a</text:p>
          </table:table-cell>
          <table:table-cell table:style-name="ce16" office:value-type="string">
            <text:p>:VOICE-MEMO / @自宅 / 記録 / 母親との会話 / お兄さんの生みの母親について / memo-id=TSTQ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記録 / 母親との会話 / お兄さんの生みの母親について / memo-id=TSTQ">
            <text:p>:VOICE-MEMO / @自宅 / 記録 / 母親との会話 / お兄さんの生みの母親について / memo-id=TSTQ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7_18-44-47_000.m4a</text:p>
          </table:table-cell>
          <table:table-cell table:style-name="ce6" office:value-type="string">
            <text:p>:VOICE-MEMO / @自室 / tome / やること、自分の仕事＝＞物理、ツイスターのその先、宗教をどうするか、音楽を作る（見つける、発掘する）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tome / やること、自分の仕事＝＞物理、ツイスターのその先、宗教をどうするか、音楽を作る（見つける、発掘する）">
            <text:p>:VOICE-MEMO / @自室 / tome / やること、自分の仕事＝＞物理、ツイスターのその先、宗教をどうするか、音楽を作る（見つける、発掘する）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8_02-04-30_000.m4a</text:p>
          </table:table-cell>
          <table:table-cell table:style-name="ce16" office:value-type="string">
            <text:p>:VOICE-MEMO / @自宅 / 思うこと / 心学、「自然」の範囲は、宇宙；宇宙の摂理との調和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思うこと / 心学、「自然」の範囲は、宇宙；宇宙の摂理との調和">
            <text:p>:VOICE-MEMO / @自宅 / 思うこと / 心学、「自然」の範囲は、宇宙；宇宙の摂理との調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08_06-56-34_000.m4a</text:p>
          </table:table-cell>
          <table:table-cell table:style-name="ce16" office:value-type="string">
            <text:p>:VOICE-MEMO / @自宅 / diary / 見た夢 / アダルト男優の人が出てくる；日本家屋の縁側；自分はボールを水洗いしている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diary / 見た夢 / アダルト男優の人が出てくる；日本家屋の縁側；自分はボールを水洗いしている">
            <text:p>:VOICE-MEMO / @自宅 / diary / 見た夢 / アダルト男優の人が出てくる；日本家屋の縁側；自分はボールを水洗いしてい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8_08-07-13_000.m4a</text:p>
          </table:table-cell>
          <table:table-cell table:style-name="ce16" office:value-type="string">
            <text:p>:VOICE-MEMO / @自宅 / thoughts,考え / 「止観」の対象；２つ；頭によぎる映像＋その映像に対する自分の感情的反応自体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thoughts,考え / 「止観」の対象；２つ；頭によぎる映像＋その映像に対する自分の感情的反応自体">
            <text:p>:VOICE-MEMO / @自宅 / thoughts,考え / 「止観」の対象；２つ；頭によぎる映像＋その映像に対する自分の感情的反応自体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8_18-21-52_000.mov</text:p>
          </table:table-cell>
          <table:table-cell table:style-name="ce6" office:value-type="string">
            <text:p>:VIDEO / @自宅 / メモ / guitar,gt / 演奏、play / g-2020-0108-1 / fs-1,score~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IDEO / @自宅 / メモ / guitar,gt / 演奏、play / g-2020-0108-1 / fs-1,score~,R=1">
            <text:p>:VIDEO / @自宅 / メモ / guitar,gt / 演奏、play / g-2020-0108-1 / fs-1,score~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08_18-34-25_000.mov</text:p>
          </table:table-cell>
          <table:table-cell table:style-name="ce6" office:value-type="string">
            <text:p>:VIDEO / @自宅 / メモ / guitar,gt / 演奏、play / g-2020-0108-2 / f-101.n,score+,k.D+5+6+7;A+2+3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IDEO / @自宅 / メモ / guitar,gt / 演奏、play / g-2020-0108-2 / f-101.n,score+,k.D+5+6+7;A+2+3,R=2">
            <text:p>:VIDEO / @自宅 / メモ / guitar,gt / 演奏、play / g-2020-0108-2 / f-101.n,score+,k.D+5+6+7;A+2+3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8_18-46-59_000.mov</text:p>
          </table:table-cell>
          <table:table-cell table:style-name="ce6" office:value-type="string">
            <text:p>:VIDEO / @自宅 / メモ / guitar,gt / 演奏、play / g-2020-0108-3 / et-6,r,patt-28(1),t.60,R=3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IDEO / @自宅 / メモ / guitar,gt / 演奏、play / g-2020-0108-3 / et-6,r,patt-28(1),t.60,R=3">
            <text:p>:VIDEO / @自宅 / メモ / guitar,gt / 演奏、play / g-2020-0108-3 / et-6,r,patt-28(1),t.60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1">
            <text:p>2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1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4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2020/01/09</text:date>, <text:time>10:3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9T10:38:46.98</dc:date>
    <dc:creator>iwabuchi ken</dc:creator>
    <meta:editing-duration>P16DT1H50M6S</meta:editing-duration>
    <meta:editing-cycles>6364</meta:editing-cycles>
    <meta:document-statistic meta:table-count="1" meta:cell-count="753" meta:object-count="0"/>
  </office:meta>
</office:document-meta>
</file>